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B000001708AE431DA6DE38B98.jpg" manifest:media-type="image/jpeg"/>
  <manifest:file-entry manifest:full-path="Pictures/1000000000000314000002E9F57D218500C8926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6.442cm" draw:z-index="0"><draw:image xlink:href="Pictures/10000000000003CB000001708AE431DA6DE38B98.jpg" xlink:type="simple" xlink:show="embed" xlink:actuate="onLoad" draw:mime-type="image/jpeg"/></draw:frame><draw:frame draw:style-name="fr1" draw:name="Изображение2" text:anchor-type="char" svg:x="0.206cm" svg:y="7.613cm" svg:width="17.27cm" svg:height="16.672cm" draw:z-index="1"><draw:image xlink:href="Pictures/1000000000000314000002E9F57D218500C892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51:44.247000000</meta:creation-date>
    <dc:date>2025-09-24T12:52:54.442000000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